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</style:style>
    <style:style style:name="P3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1e4a0f"/>
    </style:style>
    <style:style style:name="P4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officeooo:rsid="001e4e00" officeooo:paragraph-rsid="001e4e00"/>
    </style:style>
    <style:style style:name="P5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officeooo:rsid="001e4a0f" officeooo:paragraph-rsid="001e4a0f"/>
    </style:style>
    <style:style style:name="P6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font-size="20pt" fo:font-style="italic" fo:font-weight="bold" officeooo:rsid="001e4e00" officeooo:paragraph-rsid="001e4e00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font-size="16pt" fo:font-style="italic" officeooo:rsid="001e4e00" officeooo:paragraph-rsid="001e4e00" style:font-size-asian="16pt" style:font-style-asian="italic" style:font-size-complex="16pt" style:font-style-complex="italic"/>
    </style:style>
    <style:style style:name="P8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font-size="16pt" fo:font-style="italic" officeooo:rsid="00201c6c" officeooo:paragraph-rsid="00201c6c" style:font-size-asian="16pt" style:font-style-asian="italic" style:font-size-complex="16pt" style:font-style-complex="italic"/>
    </style:style>
    <style:style style:name="P9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font-size="16pt" officeooo:paragraph-rsid="00201c6c" style:font-size-asian="16pt" style:font-size-complex="16pt"/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>
      <style:paragraph-properties fo:text-align="center"/>
    </style:style>
    <style:style style:name="P12" style:family="paragraph">
      <loext:graphic-properties draw:fill-color="#ffff00"/>
    </style:style>
    <style:style style:name="T1" style:family="text">
      <style:text-properties officeooo:rsid="001e4a0f"/>
    </style:style>
    <style:style style:name="T2" style:family="text">
      <style:text-properties officeooo:rsid="001e4e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1085c"/>
    </style:style>
    <style:style style:name="T5" style:family="text">
      <style:text-properties fo:font-style="italic" officeooo:rsid="001e4e00" style:font-style-asian="italic" style:font-style-complex="italic"/>
    </style:style>
    <style:style style:name="T6" style:family="text">
      <style:text-properties fo:font-style="italic" officeooo:rsid="00201c6c" style:font-style-asian="italic" style:font-style-complex="italic"/>
    </style:style>
    <style:style style:name="T7" style:family="text">
      <style:text-properties fo:font-style="italic" officeooo:rsid="002526f4" style:font-style-asian="italic" style:font-style-complex="italic"/>
    </style:style>
    <style:style style:name="T8" style:family="text">
      <style:text-properties officeooo:rsid="002526f4"/>
    </style:style>
    <style:style style:name="gr1" style:family="graphic">
      <style:graphic-properties draw:marker-start="Circle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74cm" fo:min-width="4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00" draw:textarea-horizontal-align="justify" draw:textarea-vertical-align="middle" draw:auto-grow-height="false" fo:min-height="0.847cm" fo:min-width="3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Home</text:h>
      <text:p text:style-name="P1"/>
      <text:p text:style-name="P1"><draw:custom-shape text:anchor-type="paragraph" draw:z-index="0" draw:name="Фигура1" draw:style-name="gr3" draw:text-style-name="P12" svg:width="3.629cm" svg:height="0.847cm" svg:x="-0.512cm" svg:y="0.34cm"><text:p><text:s/>Категории</text:p><draw:enhanced-geometry svg:viewBox="0 0 21600 21600" draw:type="rectangle" draw:enhanced-path="M 0 0 L 21600 0 21600 21600 0 21600 0 0 Z N"/></draw:custom-shape><draw:custom-shape text:anchor-type="paragraph" draw:z-index="1" draw:name="Фигура2" draw:style-name="gr2" svg:width="4.186cm" svg:height="0.675cm" svg:x="0.988cm" svg:y="1.646cm"><text:p>Подкатегории</text:p><draw:enhanced-geometry svg:viewBox="0 0 21600 21600" draw:type="rectangle" draw:enhanced-path="M 0 0 L 21600 0 21600 21600 0 21600 0 0 Z N"/></draw:custom-shape><draw:line text:anchor-type="paragraph" draw:z-index="2" draw:name="Фигура3" draw:style-name="gr1" draw:text-style-name="P11" svg:x1="0.191cm" svg:y1="1.187cm" svg:x2="0.988cm" svg:y2="2.078cm"><text:p/></draw:line></text:p>
      <text:p text:style-name="P2"><text:s text:c="31"/><text:span text:style-name="T1">Крупная бытовая тех</text:span></text:p>
      <text:p text:style-name="P3"><text:s text:c="51"/><text:span text:style-name="T1">Духовые шкафы при клике попадаем на все запчасти к духовым</text:span></text:p>
      <text:p text:style-name="P5"><text:s/><text:tab/><text:tab/>шкафам. В верху категории в виде картинок с ссылкой(Пирамида).</text:p>
      <text:p text:style-name="P3"><text:tab/><text:tab/><text:tab/><text:tab/><text:span text:style-name="T1">В левом меню должно появится категории все к духовкам <text:tab/><text:tab/><text:tab/><text:tab/><text:tab/>(тены, стекла…).</text:span></text:p>
      <text:p text:style-name="P3"><text:tab/><text:tab/><text:tab/><text:tab/><text:span text:style-name="T2">Выбор модели </text:span></text:p>
      <text:p text:style-name="P4"><text:tab/><text:tab/><text:tab/><text:tab/>Б\у или новое</text:p>
      <text:p text:style-name="P4">===================================================================</text:p>
      <text:p text:style-name="P6"><text:span text:style-name="T4">Карточка </text:span>това<text:span text:style-name="T4">ра</text:span></text:p>
      <text:p text:style-name="P7"><text:span text:style-name="T3">у товара должно быть</text:span>:</text:p>
      <text:p text:style-name="P7"><text:span text:style-name="T8">+</text:span>- название</text:p>
      <text:p text:style-name="P7"><text:span text:style-name="T8">+</text:span>- артикул</text:p>
      <text:p text:style-name="P7"><text:span text:style-name="T8">+</text:span>- оригинал \ копия</text:p>
      <text:p text:style-name="P7"><text:span text:style-name="T8">+</text:span>- б\у, новое</text:p>
      <text:p text:style-name="P7"><text:span text:style-name="T8">+</text:span>- цена</text:p>
      <text:p text:style-name="P7">- цена распродажи</text:p>
      <text:p text:style-name="P7">- производитель</text:p>
      <text:p text:style-name="P7"><text:span text:style-name="T8">+</text:span>- sale, hit, new</text:p>
      <text:p text:style-name="P9"><text:span text:style-name="T7">+</text:span><text:span text:style-name="T5">- </text:span><text:span text:style-name="T6">наличие, нет в наличии, ожидается, под заказ</text:span></text:p>
      <text:p text:style-name="P8"><text:span text:style-name="T8">+</text:span>- описание</text:p>
      <text:p text:style-name="P8">- характеристики</text:p>
      <text:p text:style-name="P8"><text:span text:style-name="T8">+</text:span>- совместим с моделям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9T22:35:35.762360095</meta:creation-date>
    <dc:date>2019-09-28T00:30:07.247926646</dc:date>
    <meta:editing-duration>P1DT1H15M19S</meta:editing-duration>
    <meta:editing-cycles>3</meta:editing-cycles>
    <meta:generator>LibreOffice/6.3.1.2$Linux_X86_64 LibreOffice_project/30$Build-2</meta:generator>
    <meta:document-statistic meta:table-count="0" meta:image-count="0" meta:object-count="0" meta:page-count="1" meta:paragraph-count="22" meta:word-count="84" meta:character-count="650" meta:non-whitespace-character-count="485"/>
  </office:meta>
</office:document-meta>
</file>